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font-name="Times New Roman" fo:font-size="12pt" fo:font-style="normal" fo:font-weight="normal" officeooo:rsid="004d1944" officeooo:paragraph-rsid="004d194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officeooo:paragraph-rsid="003b7404"/>
    </style:style>
    <style:style style:name="P10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Times New Roman" fo:font-size="11pt" fo:font-style="normal" fo:font-weight="normal" officeooo:rsid="00a63bc9" officeooo:paragraph-rsid="00a63bc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65de7a" officeooo:paragraph-rsid="0065de7a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6731d7" officeooo:paragraph-rsid="0095bb53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6de060" officeooo:paragraph-rsid="006de06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85cb14" officeooo:paragraph-rsid="0085cb14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69e6d9" officeooo:paragraph-rsid="0069e6d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69e6d9" officeooo:paragraph-rsid="008cc2cb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7027bf" officeooo:paragraph-rsid="007027bf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7216b3" officeooo:paragraph-rsid="007216b3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7a324c" officeooo:paragraph-rsid="007a324c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7a324c" officeooo:paragraph-rsid="00965274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7a324c" officeooo:paragraph-rsid="009eacb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8ef713" officeooo:paragraph-rsid="008ef713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742a75" officeooo:paragraph-rsid="00742a75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7b7464" officeooo:paragraph-rsid="007b7464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8e55e0" officeooo:paragraph-rsid="008e55e0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8e55e0" officeooo:paragraph-rsid="007b7464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8e55e0" officeooo:paragraph-rsid="00a52313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95bb53" officeooo:paragraph-rsid="0095bb53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95e6da" officeooo:paragraph-rsid="0095e6da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9a2a65" officeooo:paragraph-rsid="009a2a65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9bf5a7" officeooo:paragraph-rsid="009bf5a7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9eacb9" officeooo:paragraph-rsid="009eacb9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normal" officeooo:rsid="00a02cc6" officeooo:paragraph-rsid="00a02cc6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Times New Roman" fo:font-size="11pt" fo:font-style="normal" fo:font-weight="normal" officeooo:rsid="00a35f5f" officeooo:paragraph-rsid="00a35f5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bold" officeooo:rsid="0086a193" officeooo:paragraph-rsid="007a324c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normal" fo:font-weight="bold" officeooo:rsid="0095e6da" officeooo:paragraph-rsid="0095e6da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ext_20_body" style:list-style-name="L3">
      <style:paragraph-properties fo:text-align="justify" style:justify-single-word="false"/>
      <style:text-properties style:font-name="Times New Roman" fo:font-size="11pt" fo:font-style="italic" fo:font-weight="normal" officeooo:rsid="0069e6d9" officeooo:paragraph-rsid="0069e6d9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41" style:family="paragraph" style:parent-style-name="Standard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3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641ffb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7b7464" style:font-size-asian="16pt" style:font-weight-asian="bold" style:font-size-complex="16pt" style:font-weight-complex="bold"/>
    </style:style>
    <style:style style:name="T4" style:family="text">
      <style:text-properties fo:font-size="16pt" fo:font-style="italic" fo:font-weight="bold" officeooo:rsid="0095bb53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68df0a" style:font-style-asian="italic" style:font-style-complex="italic"/>
    </style:style>
    <style:style style:name="T7" style:family="text">
      <style:text-properties fo:font-style="italic" officeooo:rsid="00729113" style:font-style-asian="italic" style:font-style-complex="italic"/>
    </style:style>
    <style:style style:name="T8" style:family="text">
      <style:text-properties fo:font-style="italic" officeooo:rsid="00742a75" style:font-style-asian="italic" style:font-style-complex="italic"/>
    </style:style>
    <style:style style:name="T9" style:family="text">
      <style:text-properties fo:font-style="italic" officeooo:rsid="007e5764" style:font-style-asian="italic" style:font-style-complex="italic"/>
    </style:style>
    <style:style style:name="T10" style:family="text">
      <style:text-properties fo:font-style="italic" officeooo:rsid="007ebbb9" style:font-style-asian="italic" style:font-style-complex="italic"/>
    </style:style>
    <style:style style:name="T11" style:family="text">
      <style:text-properties fo:font-style="italic" officeooo:rsid="007ae73b" style:font-style-asian="italic" style:font-style-complex="italic"/>
    </style:style>
    <style:style style:name="T12" style:family="text">
      <style:text-properties fo:font-style="italic" officeooo:rsid="008291e7" style:font-style-asian="italic" style:font-style-complex="italic"/>
    </style:style>
    <style:style style:name="T13" style:family="text">
      <style:text-properties fo:font-style="italic" officeooo:rsid="007fbcca" style:font-style-asian="italic" style:font-style-complex="italic"/>
    </style:style>
    <style:style style:name="T14" style:family="text">
      <style:text-properties fo:font-style="italic" officeooo:rsid="0075b2fc" style:font-style-asian="italic" style:font-style-complex="italic"/>
    </style:style>
    <style:style style:name="T15" style:family="text">
      <style:text-properties fo:font-style="italic" officeooo:rsid="0085cb14" style:font-style-asian="italic" style:font-style-complex="italic"/>
    </style:style>
    <style:style style:name="T16" style:family="text">
      <style:text-properties fo:font-style="italic" officeooo:rsid="008630f1" style:font-style-asian="italic" style:font-style-complex="italic"/>
    </style:style>
    <style:style style:name="T17" style:family="text">
      <style:text-properties fo:font-style="italic" officeooo:rsid="008ae417" style:font-style-asian="italic" style:font-style-complex="italic"/>
    </style:style>
    <style:style style:name="T18" style:family="text">
      <style:text-properties fo:font-style="italic" officeooo:rsid="008dfaae" style:font-style-asian="italic" style:font-style-complex="italic"/>
    </style:style>
    <style:style style:name="T19" style:family="text">
      <style:text-properties fo:font-style="italic" officeooo:rsid="008ef713" style:font-style-asian="italic" style:font-style-complex="italic"/>
    </style:style>
    <style:style style:name="T20" style:family="text">
      <style:text-properties fo:font-style="italic" officeooo:rsid="0095bb53" style:font-style-asian="italic" style:font-style-complex="italic"/>
    </style:style>
    <style:style style:name="T21" style:family="text">
      <style:text-properties fo:font-style="italic" officeooo:rsid="00a02cc6" style:font-style-asian="italic" style:font-style-complex="italic"/>
    </style:style>
    <style:style style:name="T22" style:family="text">
      <style:text-properties fo:font-style="italic" officeooo:rsid="00a52313" style:font-style-asian="italic" style:font-style-complex="italic"/>
    </style:style>
    <style:style style:name="T23" style:family="text">
      <style:text-properties officeooo:rsid="006731d7"/>
    </style:style>
    <style:style style:name="T24" style:family="text">
      <style:text-properties officeooo:rsid="0068df0a"/>
    </style:style>
    <style:style style:name="T25" style:family="text">
      <style:text-properties officeooo:rsid="006dabff"/>
    </style:style>
    <style:style style:name="T26" style:family="text">
      <style:text-properties officeooo:rsid="007216b3"/>
    </style:style>
    <style:style style:name="T27" style:family="text">
      <style:text-properties officeooo:rsid="00729113"/>
    </style:style>
    <style:style style:name="T28" style:family="text">
      <style:text-properties officeooo:rsid="00742a75"/>
    </style:style>
    <style:style style:name="T29" style:family="text">
      <style:text-properties officeooo:rsid="0075b2fc"/>
    </style:style>
    <style:style style:name="T30" style:family="text">
      <style:text-properties officeooo:rsid="007ae73b"/>
    </style:style>
    <style:style style:name="T31" style:family="text">
      <style:text-properties officeooo:rsid="007b7464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fo:font-weight="bold" style:font-size-asian="11pt" style:font-weight-asian="bold" style:font-size-complex="11pt" style:font-weight-complex="bold"/>
    </style:style>
    <style:style style:name="T34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5" style:family="text">
      <style:text-properties officeooo:rsid="007e5764"/>
    </style:style>
    <style:style style:name="T36" style:family="text">
      <style:text-properties officeooo:rsid="007ebbb9"/>
    </style:style>
    <style:style style:name="T37" style:family="text">
      <style:text-properties officeooo:rsid="007fbcca"/>
    </style:style>
    <style:style style:name="T38" style:family="text">
      <style:text-properties officeooo:rsid="008291e7"/>
    </style:style>
    <style:style style:name="T39" style:family="text">
      <style:text-properties officeooo:rsid="0085cb14"/>
    </style:style>
    <style:style style:name="T40" style:family="text">
      <style:text-properties officeooo:rsid="008630f1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86a193" style:font-weight-asian="bold" style:font-weight-complex="bold"/>
    </style:style>
    <style:style style:name="T43" style:family="text">
      <style:text-properties fo:font-weight="bold" officeooo:rsid="0085cb14" style:font-weight-asian="bold" style:font-weight-complex="bold"/>
    </style:style>
    <style:style style:name="T44" style:family="text">
      <style:text-properties officeooo:rsid="0087a231"/>
    </style:style>
    <style:style style:name="T45" style:family="text">
      <style:text-properties officeooo:rsid="0088bf79"/>
    </style:style>
    <style:style style:name="T46" style:family="text">
      <style:text-properties officeooo:rsid="008954a6"/>
    </style:style>
    <style:style style:name="T47" style:family="text">
      <style:text-properties officeooo:rsid="008ae417"/>
    </style:style>
    <style:style style:name="T48" style:family="text">
      <style:text-properties fo:color="#ff3333" fo:font-weight="bold" style:font-weight-asian="bold" style:font-weight-complex="bold"/>
    </style:style>
    <style:style style:name="T49" style:family="text">
      <style:text-properties fo:color="#ff3333" fo:font-weight="bold" officeooo:rsid="006d6d8c" style:font-weight-asian="bold" style:font-weight-complex="bold"/>
    </style:style>
    <style:style style:name="T50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51" style:family="text">
      <style:text-properties officeooo:rsid="008cc2cb"/>
    </style:style>
    <style:style style:name="T52" style:family="text">
      <style:text-properties officeooo:rsid="008ef713"/>
    </style:style>
    <style:style style:name="T53" style:family="text">
      <style:text-properties officeooo:rsid="00927a2b"/>
    </style:style>
    <style:style style:name="T54" style:family="text">
      <style:text-properties officeooo:rsid="0095bb53"/>
    </style:style>
    <style:style style:name="T55" style:family="text">
      <style:text-properties officeooo:rsid="0086a193"/>
    </style:style>
    <style:style style:name="T56" style:family="text">
      <style:text-properties officeooo:rsid="009eacb9"/>
    </style:style>
    <style:style style:name="T57" style:family="text">
      <style:text-properties officeooo:rsid="00a02cc6"/>
    </style:style>
    <style:style style:name="T58" style:family="text">
      <style:text-properties officeooo:rsid="00a0979c"/>
    </style:style>
    <style:style style:name="T59" style:family="text">
      <style:text-properties officeooo:rsid="00a5231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2">TRABALHO</text:span><text:span text:style-name="T1">: </text:span><text:span text:style-name="T3">Servidor Web </text:span><text:span text:style-name="T4">Local</text:span></text:p>
      <text:p text:style-name="P6"><text:span text:style-name="Fonte_20_parág._20_padrão"><text:span text:style-name="T50">(COLOQUE <text:s/>SEU NOME AQUI)</text:span></text:span></text:p>
      <text:p text:style-name="P7"/>
      <text:p text:style-name="P10">INSTRUÇÕES:</text:p>
      <text:list xml:id="list159077575922681783" text:style-name="L1">
        <text:list-item>
          <text:p text:style-name="P41">Os exercícios abaixo deverão ser feitos dentro do terminal do Linux</text:p>
        </text:list-item>
        <text:list-item>
          <text:p text:style-name="P41">Os exercícios estão, em sua maioria, dependentes um dos outros. Ou seja, o segundo depende do primeiro, o terceiro do segundo, e assim sucessivamente. Procure fazê-los na ordem.</text:p>
        </text:list-item>
        <text:list-item>
          <text:p text:style-name="P43"><text:span text:style-name="Fonte_20_parág._20_padrão"><text:span text:style-name="T33">Deverá ser entregue um relatório, até a data final especificada, contendo a sequência de comandos que vocês digitaram para realizar cada item do trabalho. <text:line-break/></text:span></text:span><text:span text:style-name="T32">A sequência de comandos </text:span><text:span text:style-name="Fonte_20_parág._20_padrão"><text:span text:style-name="T34">deverá</text:span></text:span><text:span text:style-name="T32"> ser um screenshot da tela de terminal com os comandos que vocês utilizaram.</text:span></text:p>
        </text:list-item>
        <text:list-item>
          <text:p text:style-name="P42">Os comandos deverão ser explicados, bem como o significado de seus parâmetros.</text:p>
        </text:list-item>
        <text:list-item>
          <text:p text:style-name="P41"><text:span text:style-name="T41">Entregue este trabalho em formato PDF</text:span>! Coloque o seu nome no lugar do nome do aluno acima!</text:p>
        </text:list-item>
      </text:list>
      <text:p text:style-name="P11"/>
      <text:p text:style-name="P10">ESPECIFICAÇÃO:</text:p>
      <text:list xml:id="list430484482221219825" text:style-name="L2">
        <text:list-header>
          <text:p text:style-name="P12"/>
        </text:list-header>
      </text:list>
      <text:list xml:id="list3123512327253586290" text:style-name="L3">
        <text:list-item>
          <text:p text:style-name="P13"><text:span text:style-name="T48">Crie </text:span><text:span text:style-name="T49">duas </text:span><text:span text:style-name="T48">máquina</text:span><text:span text:style-name="T49">s</text:span><text:span text:style-name="T48"> virtua</text:span><text:span text:style-name="T49">is</text:span> <text:span text:style-name="T6">Lubuntu 18.04</text:span><text:span text:style-name="T24">, instalação mínima, </text:span>com os seguintes parâmetros:</text:p>
          <text:list>
            <text:list-item>
              <text:p text:style-name="P13">Placa de rede em modo <text:span text:style-name="T5">bridge.</text:span></text:p>
            </text:list-item>
            <text:list-item>
              <text:p text:style-name="P13">10 GB <text:span text:style-name="T23">de disco, 1024 de RAM, 1 processador.</text:span></text:p>
            </text:list-item>
            <text:list-item>
              <text:p text:style-name="P14"><text:span text:style-name="T54">Na </text:span><text:span text:style-name="T20">máquina local</text:span><text:span text:style-name="T54">:</text:span></text:p>
              <text:list>
                <text:list-item>
                  <text:p text:style-name="P14">Usuário <text:span text:style-name="T5">[</text:span><text:span text:style-name="T18">NomeUltimonome</text:span><text:span text:style-name="T5">]</text:span>, senha <text:span text:style-name="T25">de sua escolha (só se lembre da senha).</text:span></text:p>
                </text:list-item>
              </text:list>
            </text:list-item>
            <text:list-item>
              <text:p text:style-name="P30">Na <text:span text:style-name="T5">máquina remota</text:span>:</text:p>
              <text:list>
                <text:list-item>
                  <text:p text:style-name="P30">Usuário [iniciaisUltimonome], senha de sua escolha </text:p>
                </text:list-item>
              </text:list>
            </text:list-item>
            <text:list-item>
              <text:p text:style-name="P15"><text:span text:style-name="T45">O hostname da </text:span><text:span text:style-name="T5">máquina </text:span><text:span text:style-name="T15">remota</text:span><text:span text:style-name="T39"> </text:span>onde você irá <text:span text:style-name="T39">criar o servidor </text:span>deverá se chamar <text:span text:style-name="T41">[nome</text:span><text:span text:style-name="T43">]</text:span><text:span text:style-name="T41">-servidor</text:span>, <text:span text:style-name="T44">em que [nome] é o seu usuário na máquina remota.</text:span></text:p>
            </text:list-item>
            <text:list-item>
              <text:p text:style-name="P16"><text:span text:style-name="T45">O hostname da </text:span><text:span text:style-name="T5">máquina local</text:span> onde você irá simular o ambiente de desenvolvimento será <text:span text:style-name="T41">[nome]-cliente</text:span>, <text:span text:style-name="T44">em que [nome] é o seu usuário na máquina local.</text:span></text:p>
            </text:list-item>
          </text:list>
          <text:p text:style-name="P17"/>
        </text:list-item>
        <text:list-item>
          <text:p text:style-name="P19"><text:span text:style-name="T35">Instale e <text:s/>c</text:span>onfigure o servidor web <text:span text:style-name="T40">Apache2 na </text:span><text:span text:style-name="T9">máquina remota</text:span>:</text:p>
          <text:list>
            <text:list-item>
              <text:p text:style-name="P19">Servir páginas dos usuário<text:span text:style-name="T26">s</text:span> <text:span text:style-name="T46">do servidor </text:span>nas pastas <text:span text:style-name="T5">public_html</text:span> de <text:span text:style-name="T46">cada home</text:span></text:p>
              <text:p text:style-name="P31">Siga o tutorial em <text:a xlink:type="simple" xlink:href="https://httpd.apache.org/docs/2.4/howto/public_html.html" text:style-name="Internet_20_link" text:visited-style-name="Visited_20_Internet_20_Link">https://httpd.apache.org/docs/2.4/howto/public_html.html</text:a></text:p>
              <text:p text:style-name="P38">É parte da questão ler e seguir o tutorial!</text:p>
            </text:list-item>
            <text:list-item>
              <text:p text:style-name="P20">Servir a página <text:span text:style-name="T5">http://</text:span><text:span text:style-name="T7">[</text:span><text:span text:style-name="T16">URL</text:span><text:span text:style-name="T7">]/~downloads</text:span><text:span text:style-name="T27"> a partir da pasta </text:span><text:span text:style-name="T7">/srv/Downloads</text:span></text:p>
            </text:list-item>
            <text:list-item>
              <text:p text:style-name="P22"><text:span text:style-name="T27">I</text:span>nstale <text:span text:style-name="T30">o PHP no servidor web, em </text:span><text:span text:style-name="T11">modo de </text:span><text:span text:style-name="T19">produção</text:span><text:span text:style-name="T11">. </text:span></text:p>
              <text:p text:style-name="P22"><text:span text:style-name="T42">Mostre que a configuração está funcionando!</text:span></text:p>
            </text:list-item>
            <text:list-item>
              <text:p text:style-name="P32"><text:span text:style-name="T55">I</text:span>nstale o banco de dados MySQL</text:p>
              <text:p text:style-name="P37"/>
            </text:list-item>
          </text:list>
        </text:list-item>
        <text:list-item>
          <text:p text:style-name="P24">Instale e configure um servidor web Apache2 na <text:span text:style-name="T5">máquina local</text:span>. Porém, nesse servidor:</text:p>
          <text:list>
            <text:list-item>
              <text:p text:style-name="P24">Instale <text:span text:style-name="T53">o </text:span>PHP em <text:span text:style-name="T5">modo de desenvolvimento</text:span>.</text:p>
            </text:list-item>
            <text:list-item>
              <text:p text:style-name="P33">Instale o banco de dados MySQL</text:p>
            </text:list-item>
          </text:list>
          <text:p text:style-name="P17"/>
        </text:list-item>
        <text:list-item>
          <text:p text:style-name="P17">Instale um servidor <text:span text:style-name="T5">ssh </text:span><text:span text:style-name="T28">no servidor web da </text:span><text:span text:style-name="T8">máquina remota</text:span><text:span text:style-name="T28">.</text:span></text:p>
          <text:p text:style-name="P39"/>
        </text:list-item>
        <text:list-item>
          <text:p text:style-name="P18"><text:span text:style-name="T51">A partir da </text:span><text:span text:style-name="T17">máquina local, </text:span><text:span text:style-name="T51">logue-se na </text:span><text:span text:style-name="T10">máquina remota</text:span><text:span text:style-name="T36">. Após, crie uma pasta </text:span><text:span text:style-name="T10">public_htm</text:span><text:span text:style-name="T17">l </text:span><text:span text:style-name="T47">em seu</text:span><text:span text:style-name="T17"> home </text:span><text:span text:style-name="T52">do seu login.</text:span></text:p>
          <text:p text:style-name="P17"/>
        </text:list-item>
        <text:list-item>
          <text:p text:style-name="P25"><text:span text:style-name="T38">Saia da </text:span><text:span text:style-name="T12">máquina remota</text:span><text:span text:style-name="T38">. Na </text:span><text:span text:style-name="T12">máquina local</text:span><text:span text:style-name="T38">, c</text:span>rie um par de chaves <text:span text:style-name="T30">pública/privada </text:span>para utilizar o SSH <text:span text:style-name="T30">remotamente.</text:span></text:p>
          <text:p text:style-name="P25"/>
        </text:list-item>
        <text:list-item>
          <text:p text:style-name="P25"><text:soft-page-break/>Copie a chave criada no item anterior para o servidor web <text:span text:style-name="T52">na </text:span><text:span text:style-name="T19">máquina remota</text:span><text:span text:style-name="T52"> que você criou. Mostre que você consegue se logar na </text:span><text:span text:style-name="T14">máquina remota</text:span><text:span text:style-name="T29"> sem precisar entrar com senhas.</text:span></text:p>
          <text:p text:style-name="P25"/>
        </text:list-item>
        <text:list-item>
          <text:p text:style-name="P23">Crie <text:span text:style-name="T56">duas páginas Web:</text:span></text:p>
          <text:list>
            <text:list-item>
              <text:p text:style-name="P23"><text:span text:style-name="T56">U</text:span>ma página web <text:span text:style-name="T31">PHP</text:span> qualquer que e<text:span text:style-name="T31">xiba o seu nome</text:span></text:p>
              <text:p text:style-name="P34">Copie essa página para a pasta <text:span text:style-name="T21">public_html</text:span><text:span text:style-name="T57"> do seu usuário na </text:span><text:span text:style-name="T21">máquina remota</text:span></text:p>
              <text:p text:style-name="P23"/>
            </text:list-item>
            <text:list-item>
              <text:p text:style-name="P35">Uma página web PHP que exiba a string “Eu sou o servidor”</text:p>
              <text:p text:style-name="P35">Copie essa página para a pasta <text:span text:style-name="T5">/var/www/html</text:span> do servidor</text:p>
            </text:list-item>
          </text:list>
          <text:p text:style-name="P21"/>
        </text:list-item>
        <text:list-item>
          <text:p text:style-name="P26"><text:span text:style-name="T52">Mostre que o servidor web está funcionando, acessando </text:span>a página web <text:span text:style-name="T58">do seu servidor e de seu usuário a partir da </text:span><text:span text:style-name="T13">máquina remota</text:span><text:span text:style-name="T37"> a partir de sua </text:span><text:span text:style-name="T13">máquina local .</text:span></text:p>
          <text:p text:style-name="P26"><text:span text:style-name="T22"/></text:p>
          <text:p text:style-name="P29"><text:span text:style-name="T37">Lembre-se: a página que está no seu servidor é acessada pela página em </text:span><text:span text:style-name="T13">http://[URL/IP]/~usuario</text:span><text:span text:style-name="T37">! </text:span></text:p>
          <text:p text:style-name="P28"/>
          <text:p text:style-name="P27"><text:span text:style-name="T59">A página que está no seu home é acessada pela </text:span>página <text:span text:style-name="T59">em</text:span> <text:span text:style-name="T5">http://[URL/</text:span><text:span text:style-name="T19">IP</text:span><text:span text:style-name="T5">]/</text:span>~<text:span text:style-name="T5">usuario </text:span>!<text:span text:style-name="T5"> </text:span></text:p>
          <text:p text:style-name="P27"><text:span text:style-name="T5"/></text:p>
        </text:list-item>
      </text:list>
      <text:p text:style-name="P36"><text:span text:style-name="T5"/></text:p>
      <text:p text:style-name="P36"><text:span text:style-name="T5"><text:tab/></text:span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3465af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Padrão" style:default-outline-level="" style:class="text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1" style:display-name="lyt-movwaves~LT~Gliederung 1" style:family="paragraph" style:default-outline-level="">
      <style:paragraph-properties fo:margin-left="1.088cm" fo:margin-right="0cm" fo:margin-top="0cm" fo:margin-bottom="0.453cm" loext:contextual-spacing="false" fo:text-align="start" style:justify-single-word="false" fo:orphans="2" fo:widows="2" fo:text-indent="-0.817cm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1" style:display-name="keyboard~LT~Gliederung 1" style:family="paragraph" style:default-outline-level="">
      <style:paragraph-properties fo:margin-left="1.087cm" fo:margin-right="0cm" fo:margin-top="0cm" fo:margin-bottom="0.452cm" loext:contextual-spacing="false" fo:text-align="start" style:justify-single-word="false" fo:orphans="2" fo:widows="2" fo:text-indent="-0.815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Hintergrund" style:display-name="UserTempla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UserTemplate_7e_LT_7e_Hintergrundobjekte" style:display-name="UserTempla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UserTemplate_7e_LT_7e_Notizen" style:display-name="UserTempla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Untertitel" style:display-name="UserTemplat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Titel" style:display-name="UserTemplate~LT~Titel" style:family="paragraph" style:default-outline-level="">
      <style:paragraph-properties fo:text-align="center" style:justify-single-word="false" fo:orphans="2" fo:widows="2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Gliederung_20_9" style:display-name="UserTemplate~LT~Gliederung 9" style:family="paragraph" style:parent-style-name="UserTemplate_7e_LT_7e_Gliederung_20_8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8" style:display-name="UserTemplate~LT~Gliederung 8" style:family="paragraph" style:parent-style-name="UserTemplate_7e_LT_7e_Gliederung_20_7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7" style:display-name="UserTemplate~LT~Gliederung 7" style:family="paragraph" style:parent-style-name="UserTemplate_7e_LT_7e_Gliederung_20_6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6" style:display-name="UserTemplate~LT~Gliederung 6" style:family="paragraph" style:parent-style-name="UserTemplate_7e_LT_7e_Gliederung_20_5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5" style:display-name="UserTemplate~LT~Gliederung 5" style:family="paragraph" style:parent-style-name="UserTemplate_7e_LT_7e_Gliederung_20_4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4" style:display-name="UserTemplate~LT~Gliederung 4" style:family="paragraph" style:parent-style-name="UserTemplate_7e_LT_7e_Gliederung_20_3" style:default-outline-level="">
      <style:paragraph-properties fo:margin-left="0cm" fo:margin-right="0cm" fo:margin-top="0.18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3" style:display-name="UserTemplate~LT~Gliederung 3" style:family="paragraph" style:parent-style-name="UserTemplate_7e_LT_7e_Gliederung_20_2" style:default-outline-level="">
      <style:paragraph-properties fo:margin-left="0cm" fo:margin-right="0cm" fo:margin-top="0.27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serTemplate_7e_LT_7e_Gliederung_20_2" style:display-name="UserTemplate~LT~Gliederung 2" style:family="paragraph" style:parent-style-name="UserTemplate_7e_LT_7e_Gliederung_20_1" style:default-outline-level="">
      <style:paragraph-properties fo:margin-left="0cm" fo:margin-right="0cm" fo:margin-top="0.36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serTemplate_7e_LT_7e_Gliederung_20_1" style:display-name="UserTemplate~LT~Gliederung 1" style:family="paragraph" style:default-outline-level="">
      <style:paragraph-properties fo:margin-left="0cm" fo:margin-right="0cm" fo:margin-top="0.453cm" fo:margin-bottom="0cm" loext:contextual-spacing="false" fo:text-align="start" style:justify-single-word="false" fo:orphans="2" fo:widows="2" fo:text-indent="0cm" style:auto-text-indent="false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" style:display-name="Rodapé Char" style:family="text" style:parent-style-name="Fonte_20_parág._20_padrão"/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7.002cm" fo:margin-left="0cm" table:align="left"/>
    </style:style>
    <style:style style:name="Tabela1.A" style:family="table-column">
      <style:table-column-properties style:column-width="5.667cm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2">Curso Técnico em Informática Integrado ao Ensino Médio</text:p>
        <text:p text:style-name="MP2">Disciplina de Sistemas Operacionais</text:p>
        <text:p text:style-name="MP2">Professor Bruno Policarpo Toledo Freitas</text:p>
      </style:header>
      <style:foot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7-08T19:38:00Z</meta:creation-date>
    <dc:date>2019-11-01T11:46:55.272077344</dc:date>
    <meta:editing-cycles>136</meta:editing-cycles>
    <meta:editing-duration>PT7H35M26S</meta:editing-duration>
    <meta:document-statistic meta:table-count="1" meta:image-count="0" meta:object-count="0" meta:page-count="2" meta:paragraph-count="48" meta:word-count="560" meta:character-count="3334" meta:non-whitespace-character-count="2820"/>
    <meta:template xlink:type="simple" xlink:actuate="onRequest" xlink:title="" xlink:href="Normal.dotm"/>
  </office:meta>
</office:document-meta>
</file>